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1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46cm" fo:min-width="1.05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07cm" fo:min-width="6.94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18cm" fo:min-width="7.149cm" fo:padding-top="0.165cm" fo:padding-bottom="0.165cm" fo:padding-left="0.29cm" fo:padding-right="0.29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4.497cm" fo:min-width="6.612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61cm" fo:min-width="7.067cm" fo:padding-top="0.165cm" fo:padding-bottom="0.165cm" fo:padding-left="0.29cm" fo:padding-right="0.2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926cm" fo:min-width="6.612cm"/>
    </style:style>
    <style:style style:name="gr9" style:family="graphic" style:parent-style-name="standard">
      <style:graphic-properties svg:stroke-width="0.053cm" svg:stroke-color="#808080" draw:marker-start-width="0.279cm" draw:marker-end-width="0.279cm" draw:fill-color="#ffffff" draw:textarea-horizontal-align="justify" draw:textarea-vertical-align="middle" draw:auto-grow-height="false" fo:min-height="2.45cm" fo:min-width="2.327cm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29cm" fo:min-width="7.115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87cm" fo:min-width="7.14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618cm" fo:min-width="6.975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808080" draw:marker-start-width="0.279cm" draw:marker-end-width="0.279cm" draw:fill-color="#ffffff" draw:textarea-horizontal-align="justify" draw:textarea-vertical-align="middle" draw:auto-grow-height="false" fo:min-height="1.163cm" fo:min-width="3.73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808080" draw:marker-start-width="0.279cm" draw:marker-end-width="0.279cm" draw:fill-color="#ffffff" draw:textarea-horizontal-align="justify" draw:textarea-vertical-align="middle" draw:auto-grow-height="false" fo:min-height="1.806cm" fo:min-width="3.67cm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3cm" fo:min-width="7.173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  <style:text-properties fo:color="#808080"/>
    </style:style>
    <style:style style:name="P7" style:family="paragraph">
      <loext:graphic-properties draw:fill-color="#ffffff"/>
      <style:paragraph-properties fo:text-align="center"/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78cm" svg:height="1.524cm" svg:x="0.3cm" svg:y="0.2cm">
          <text:p text:style-name="P1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78cm" svg:height="1.524cm" svg:x="3.301cm" svg:y="0.201cm">
          <text:p text:style-name="P1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78cm" svg:height="1.524cm" svg:x="6.302cm" svg:y="0.202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.225cm" svg:y1="1.724cm" svg:x2="1.225cm" svg:y2="41.98cm">
          <text:p/>
        </draw:line>
        <draw:line draw:style-name="gr3" draw:text-style-name="P3" draw:layer="layout" svg:x1="4.225cm" svg:y1="1.726cm" svg:x2="4.225cm" svg:y2="41.982cm">
          <text:p/>
        </draw:line>
        <draw:line draw:style-name="gr3" draw:text-style-name="P3" draw:layer="layout" svg:x1="7.225cm" svg:y1="1.727cm" svg:x2="7.225cm" svg:y2="41.983cm">
          <text:p/>
        </draw:line>
        <draw:custom-shape draw:style-name="gr4" draw:text-style-name="P5" draw:layer="layout" svg:width="7.873cm" svg:height="3.587cm" svg:x="0.301cm" svg:y="2.201cm">
          <text:p text:style-name="P4">Initialize variables:</text:p>
          <text:p text:style-name="P4">views(input shares,</text:p>
          <text:p text:style-name="P4">output shares, transcripts),</text:p>
          <text:p text:style-name="P4">seeds, salt, commit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0.301cm" svg:y="6.201cm">
          <text:p text:style-name="P4">Loop for MPC rou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7.112cm" svg:height="24.747cm" svg:x="0.681cm" svg:y="7.96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225cm" svg:y1="9.996cm" svg:x2="5.225cm" svg:y2="30.678cm">
          <text:p/>
        </draw:line>
        <draw:line draw:style-name="gr3" draw:text-style-name="P3" draw:layer="layout" svg:x1="8.225cm" svg:y1="9.997cm" svg:x2="8.225cm" svg:y2="30.679cm">
          <text:p/>
        </draw:line>
        <draw:line draw:style-name="gr3" draw:text-style-name="P3" draw:layer="layout" svg:x1="11.225cm" svg:y1="9.998cm" svg:x2="11.225cm" svg:y2="30.68cm">
          <text:p/>
        </draw:line>
        <draw:line draw:style-name="gr3" draw:text-style-name="P3" draw:layer="layout" svg:x1="1.189cm" svg:y1="7.947cm" svg:x2="5.253cm" svg:y2="9.979cm">
          <text:p/>
        </draw:line>
        <draw:line draw:style-name="gr3" draw:text-style-name="P3" draw:layer="layout" svg:x1="4.189cm" svg:y1="7.947cm" svg:x2="8.253cm" svg:y2="9.979cm">
          <text:p/>
        </draw:line>
        <draw:line draw:style-name="gr3" draw:text-style-name="P3" draw:layer="layout" svg:x1="7.189cm" svg:y1="7.947cm" svg:x2="11.253cm" svg:y2="9.979cm">
          <text:p/>
        </draw:line>
        <draw:custom-shape draw:style-name="gr7" draw:text-style-name="P5" draw:layer="layout" svg:width="7.873cm" svg:height="2.317cm" svg:x="4.301cm" svg:y="10.202cm">
          <text:p text:style-name="P4">Calculate input shares</text:p>
          <text:p text:style-name="P4">(incl. using the priv. ke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4.301cm" svg:y="12.902cm">
          <text:p text:style-name="P4">Loop for LowMC roun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112cm" svg:height="11.176cm" svg:x="4.745cm" svg:y="14.80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25cm" svg:y1="16.736cm" svg:x2="9.225cm" svg:y2="23.948cm">
          <text:p/>
        </draw:line>
        <draw:line draw:style-name="gr3" draw:text-style-name="P3" draw:layer="layout" svg:x1="12.225cm" svg:y1="16.736cm" svg:x2="12.225cm" svg:y2="23.948cm">
          <text:p/>
        </draw:line>
        <draw:line draw:style-name="gr3" draw:text-style-name="P3" draw:layer="layout" svg:x1="15.225cm" svg:y1="16.737cm" svg:x2="15.225cm" svg:y2="23.949cm">
          <text:p/>
        </draw:line>
        <draw:line draw:style-name="gr3" draw:text-style-name="P3" draw:layer="layout" svg:x1="5.189cm" svg:y1="14.747cm" svg:x2="9.253cm" svg:y2="16.779cm">
          <text:p/>
        </draw:line>
        <draw:line draw:style-name="gr3" draw:text-style-name="P3" draw:layer="layout" svg:x1="8.189cm" svg:y1="14.747cm" svg:x2="12.253cm" svg:y2="16.779cm">
          <text:p/>
        </draw:line>
        <draw:line draw:style-name="gr3" draw:text-style-name="P3" draw:layer="layout" svg:x1="11.189cm" svg:y1="14.747cm" svg:x2="15.253cm" svg:y2="16.779cm">
          <text:p/>
        </draw:line>
        <draw:custom-shape draw:style-name="gr9" draw:text-style-name="P7" draw:layer="layout" svg:width="3.175cm" svg:height="3.048cm" svg:x="16.81cm" svg:y="13.154cm">
          <text:p text:style-name="P6">Write </text:p>
          <text:p text:style-name="P6">transcript </text:p>
          <text:p text:style-name="P6">For each </text:p>
          <text:p text:style-name="P6">AND g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9.19cm" svg:y1="23.949cm" svg:x2="5.253cm" svg:y2="25.981cm">
          <text:p/>
        </draw:line>
        <draw:line draw:style-name="gr3" draw:text-style-name="P3" draw:layer="layout" svg:x1="12.191cm" svg:y1="23.949cm" svg:x2="8.254cm" svg:y2="25.981cm">
          <text:p/>
        </draw:line>
        <draw:line draw:style-name="gr3" draw:text-style-name="P3" draw:layer="layout" svg:x1="15.192cm" svg:y1="23.949cm" svg:x2="11.255cm" svg:y2="25.981cm">
          <text:p/>
        </draw:line>
        <draw:custom-shape draw:style-name="gr10" draw:text-style-name="P5" draw:layer="layout" svg:width="7.873cm" svg:height="1.837cm" svg:x="4.301cm" svg:y="26.303cm">
          <text:p text:style-name="P4">Store states as </text:p>
          <text:p text:style-name="P4">output sha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8.301cm" svg:y="16.903cm">
          <text:p text:style-name="P4">Sbox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8.301cm" svg:y="18.604cm">
          <text:p text:style-name="P4">Linear matrix multi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8.301cm" svg:y="20.305cm">
          <text:p text:style-name="P4">Add roundconsta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873cm" svg:height="1.492cm" svg:x="8.301cm" svg:y="22.006cm">
          <text:p text:style-name="P4">Add round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7.873cm" svg:height="1.569cm" svg:x="4.301cm" svg:y="28.603cm">
          <text:p text:style-name="P4">Store commit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5.191cm" svg:y1="30.669cm" svg:x2="1.254cm" svg:y2="32.701cm">
          <text:p/>
        </draw:line>
        <draw:line draw:style-name="gr3" draw:text-style-name="P3" draw:layer="layout" svg:x1="8.192cm" svg:y1="30.669cm" svg:x2="4.255cm" svg:y2="32.701cm">
          <text:p/>
        </draw:line>
        <draw:line draw:style-name="gr3" draw:text-style-name="P3" draw:layer="layout" svg:x1="11.193cm" svg:y1="30.669cm" svg:x2="7.256cm" svg:y2="32.701cm">
          <text:p/>
        </draw:line>
        <draw:custom-shape draw:style-name="gr12" draw:text-style-name="P5" draw:layer="layout" svg:width="7.873cm" svg:height="3.266cm" svg:x="0.301cm" svg:y="33.002cm">
          <text:p text:style-name="P4">Compute challenges from</text:p>
          <text:p text:style-name="P4">output shares, </text:p>
          <text:p text:style-name="P4">commitments, public key,</text:p>
          <text:p text:style-name="P4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8.207cm" svg:y1="16.202cm" svg:x2="15.032cm" svg:y2="17.726cm">
          <text:p/>
        </draw:line>
        <draw:custom-shape draw:style-name="gr14" draw:text-style-name="P7" draw:layer="layout" svg:width="4.448cm" svg:height="1.623cm" svg:x="13.124cm" svg:y="7.566cm">
          <text:p text:style-name="P6">Private key</text:p>
          <text:p text:style-name="P6">Is used h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4.521cm" svg:y1="9.189cm" svg:x2="11.346cm" svg:y2="10.713cm">
          <text:p/>
        </draw:line>
        <draw:custom-shape draw:style-name="gr15" draw:text-style-name="P7" draw:layer="layout" svg:width="4.448cm" svg:height="2.334cm" svg:x="11.222cm" svg:y="32.029cm">
          <text:p text:style-name="P6">Message and </text:p>
          <text:p text:style-name="P6">public key</text:p>
          <text:p text:style-name="P6">are used h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1.222cm" svg:y1="33.22cm" svg:x2="7.412cm" svg:y2="34.363cm">
          <text:p/>
        </draw:line>
        <draw:custom-shape draw:style-name="gr12" draw:text-style-name="P5" draw:layer="layout" svg:width="7.873cm" svg:height="3.266cm" svg:x="0.301cm" svg:y="37.003cm">
          <text:p text:style-name="P4">Assemble the signature</text:p>
          <text:p text:style-name="P4">from the challenges, </text:p>
          <text:p text:style-name="P4">transcripts (AND gates),</text:p>
          <text:p text:style-name="P4">Seeds, input sha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7.873cm" svg:height="1.233cm" svg:x="0.301cm" svg:y="41.004cm">
          <text:p text:style-name="P4">Serialize sign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42.4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9:49:14.142137093</meta:creation-date>
    <dc:date>2019-03-06T10:21:27.590601075</dc:date>
    <meta:editing-duration>PT7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